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Segoe UI3"/>
    </style:style>
    <style:style style:name="P2" style:family="paragraph">
      <style:paragraph-properties fo:text-align="center"/>
    </style:style>
    <style:style style:name="T1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Segoe UI3"/>
    </style:style>
    <style:style style:name="T8" style:family="text">
      <style:text-properties style:font-name="Segoe UI3" style:font-name-asian="Calibri3" style:font-name-complex="Calibri3"/>
    </style:style>
    <style:style style:name="T9" style:family="text">
      <style:text-properties style:font-name="Segoe UI3" fo:font-style="italic" style:font-name-asian="Calibri3" style:font-style-asian="italic" style:font-name-complex="Calibri3" style:font-style-complex="italic"/>
    </style:style>
    <style:style style:name="T10" style:family="text">
      <style:text-properties style:text-position="-33% 58%" style:font-name="Segoe UI3" fo:font-style="italic" style:font-name-asian="Calibri3" style:font-style-asian="italic" style:font-name-complex="Calibri3" style:font-style-complex="italic"/>
    </style:style>
    <style:style style:name="T11" style:family="text">
      <style:text-properties style:text-position="0% 100%" style:font-name="Segoe UI3" fo:font-style="normal" style:font-name-asian="Calibri3" style:font-style-asian="normal" style:font-name-complex="Calibri3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33% 58%" style:font-name="Calibri3" style:font-name-asian="Calibri3" style:font-name-complex="Calibri3"/>
    </style:style>
    <style:style style:name="T15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6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17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Extremal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r Zustand |<text:span text:style-name="T1">φ</text:span><text:span text:style-name="T2">⟩</text:span><text:span text:style-name="T3">, für den der Erwartungswert ⟨</text:span><text:span text:style-name="T1">φ</text:span><text:span text:style-name="T3">|</text:span><text:span text:style-name="T4">A</text:span><text:span text:style-name="T3">|</text:span><text:span text:style-name="T1">φ</text:span><text:span text:style-name="T2">⟩ = </text:span><text:span text:style-name="T3">⟨</text:span><text:span text:style-name="T4">A</text:span><text:span text:style-name="T3">⟩</text:span><text:span text:style-name="T5">ψ</text:span><text:span text:style-name="T3"> des hermiteschen Operators </text:span><text:span text:style-name="T4">A</text:span><text:span text:style-name="T3"> extremal wird</text:span></text:p>
            <text:p><text:span text:style-name="T3"><text:s/></text:span><text:span text:style-name="T1">δ</text:span><text:span text:style-name="T3">⟨</text:span><text:span text:style-name="T4">A</text:span><text:span text:style-name="T3">⟩</text:span><text:span text:style-name="T5">φ</text:span><text:span text:style-name="T3"> = 0,</text:span></text:p>
            <text:p><text:span text:style-name="T3">ist ein Eigenzustand von </text:span><text:span text:style-name="T4">A</text:span><text:span text:style-name="T3">. Die Eigenwerte sind gerade die Extremalwerte des Funktionals ⟨</text:span><text:span text:style-name="T4">A</text:span><text:span text:style-name="T3">⟩</text:span><text:span text:style-name="T5">φ</text:span><text:span text:style-name="T6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as WKB im WKB-Verfah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tzel, Kramer, Brillouin – es sind Eigennam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ie Voraussetzung für das WKB-Verfah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es im Grenzfall ℏ → 0 angewendet wird, wird eine nur schwach ortsabhängige de Broglie – Wellenlänge vorausgesetzt, welche insbesondere klein gegenüber allen geometrischen Abmessungen einer spürbaren Potentialänderung des Systems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7">Wie variiert man das Funktional </text:span><text:span text:style-name="T8">⟨</text:span><text:span text:style-name="T9">A</text:span><text:span text:style-name="T8">⟩</text:span><text:span text:style-name="T10">φ</text:span><text:span text:style-name="T11"> prinzipiell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fasst den Erwartungswert von ⟨<text:span text:style-name="T12">A</text:span>⟩ als Funktional des Zustandsvektors |<text:span text:style-name="T1">φ</text:span><text:span text:style-name="T2">⟩</text:span><text:span text:style-name="T3"> auf</text:span></text:p>
            <text:p><text:span text:style-name="T3"/></text:p>
            <text:p><text:span text:style-name="T3"/></text:p>
            <text:p><text:span text:style-name="T3"/></text:p>
            <text:p><text:span text:style-name="T3">und untersucht das Verhalten von ⟨</text:span><text:span text:style-name="T4">A</text:span><text:span text:style-name="T6">⟩</text:span><text:span text:style-name="T5">φ</text:span><text:span text:style-name="T3"> bei einer infinitesimalen Änderung von |</text:span><text:span text:style-name="T1">φ</text:span><text:span text:style-name="T2">⟩</text:span><text:span text:style-name="T3"> auf |</text:span><text:span text:style-name="T1">φ</text:span><text:span text:style-name="T2"> </text:span><text:span text:style-name="T3">+ d</text:span><text:span text:style-name="T1">φ</text:span><text:span text:style-name="T2">⟩</text:span><text:span text:style-name="T3">.</text:span></text:p>
          </draw:text-box>
        </draw:frame>
        <draw:frame draw:style-name="gr2" draw:text-style-name="P2" draw:layer="layout" svg:width="6.925cm" svg:height="2.327cm" svg:x="10.537cm" svg:y="9.736cm">
          <text:p/>
          <draw:object xlink:href="../Erwartungswert%20des%20hermiteschen%20Operators%20A%20als%20Funktional%20des%20Zustands%20phi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7">Wie variiert man das Funktional </text:span><text:span text:style-name="T8">⟨</text:span><text:span text:style-name="T9">A</text:span><text:span text:style-name="T8">⟩</text:span><text:span text:style-name="T10">φ</text:span><text:span text:style-name="T11"> konkr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2.654cm" svg:height="5.379cm" svg:x="2.672cm" svg:y="7.81cm">
          <text:p/>
          <draw:object xlink:href="../Variation%20des%20Erwartungswerts%20eines%20hermiteschen%20Operators%20A%20als%20Funktional%20eines%20Zustands%20phi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Der Erwartungswert wird mit der Einheitsmatrix <text:span text:style-name="T13">1</text:span> multipliziert, da <text:span text:style-name="T12">A</text:span> ebenfalls eine Matrix ist. Hier wird (?) deutlich dass die Eigenwerte von <text:span text:style-name="T12">A</text:span> die Extremalwerte des Funktionals sind (?).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rum ist für den hermiteschen Operator <text:span text:style-name="T12">A</text:span><text:line-break/> <text:tab/><text:tab/><text:tab/><text:tab/><text:tab/><text:tab/><text:tab/> identisch zu<text:tab/> <text:tab/><text:tab/><text:tab/><text:tab/><text:tab/><text:tab/><text:tab/> 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ist gleichwertig mit</text:p>
            <text:p/>
            <text:p>Da <text:span text:style-name="T12">A</text:span> hermitesch ist, ist <text:span text:style-name="T12">A</text:span> = <text:span text:style-name="T12">A</text:span><text:span text:style-name="T14">†</text:span><text:span text:style-name="T3">.</text:span></text:p>
            <text:p><text:span text:style-name="T3">Außerdem sind die Erwartungswerte von hermiteschen Operatoren reell, somit ist </text:span><text:span text:style-name="T3">⟨</text:span><text:span text:style-name="T4">A</text:span><text:span text:style-name="T6">⟩</text:span><text:span text:style-name="T5">φ</text:span><text:span text:style-name="T15"> = </text:span><text:span text:style-name="T16">⟨</text:span><text:span text:style-name="T17">A</text:span><text:span text:style-name="T15">⟩</text:span><text:span text:style-name="T5">φ</text:span><text:span text:style-name="T15">*.</text:span></text:p>
            <text:p><text:span text:style-name="T15">Also ist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3"/>identisch mit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</draw:text-box>
        </draw:frame>
        <draw:frame draw:style-name="gr2" draw:text-style-name="P2" draw:layer="layout" svg:width="9.014cm" svg:height="1.3cm" svg:x="1.646cm" svg:y="2.815cm">
          <text:p/>
          <draw:object xlink:href="../1%20phi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9.003cm" svg:height="1.3cm" svg:x="16.779cm" svg:y="2.815cm">
          <text:p/>
          <draw:object xlink:href="../2%20phi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8.096cm" svg:height="1.169cm" svg:x="2.351cm" svg:y="7.815cm">
          <text:p/>
          <draw:object xlink:href="../2%20phi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436cm" svg:height="1.38cm" svg:x="17.381cm" svg:y="7.609cm">
          <text:p/>
          <draw:object xlink:href="../3%20phi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8.106cm" svg:height="1.169cm" svg:x="4.646cm" svg:y="13.161cm">
          <text:p/>
          <draw:object xlink:href="../1%20phi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8.436cm" svg:height="1.38cm" svg:x="17.381cm" svg:y="12.955cm">
          <text:p/>
          <draw:object xlink:href="../3%20phi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mit dem Extremalprizip Näherungsverfahren entwickeln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welcher allgemeingültigenAussageberuht dasRitz’scheVariationsverfa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unktioniert das Ritz’sche Verfahren zur Berechnung der Grundzustandsenerg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wird durch dasRitz’scheVerfahren in derRegel besser bestimmt, der Grundzustand oder die Grundzustandsenerg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ssen sich im Prinzip auch angeregte Zustände und ihre Energien mit dem Ritz’schen Verfahren besti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Variationsansatz liegt dem Hartree-Verfahren zugru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welche physikalische Problemstellung ist die Schrödingersche Störungstheorie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6.013cm" svg:x="1.4cm" svg:y="-0.416cm" presentation:class="title" presentation:user-transformed="true">
          <draw:text-box>
            <text:p>In der Schrödingerschen Störungstheorie wird künstlich aus der Wechselwirkung H1 ein Parameter λ herausgezogen.Welcher Zweck wird damit verfol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sich die Energiekorrektur erster Ordnung für ein nicht-entartetes Niveau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7.516cm" svg:x="1.4cm" svg:y="-1.168cm" presentation:class="title" presentation:user-transformed="true">
          <draw:text-box>
            <text:p>Welches grobe Kriterium sollte erfüllt sein, damit in der nicht-entarteten Störungstheorie die Entwicklungen für die Eigenenergien und Eigenzustände nach wenigen Termen abgebrochen werden kön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Störkorrektur eines entarteten Energieniveaus zu beach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n sich die Energiekorrekturen erster Ordnung für ein entartetes Energienievau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robleme bezüglich der Schrödingerschen Störentwicklungen ergeben sich bei sehr dicht liegenden (quasientarteten) Energienive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ellt Quasientartung auch für die Energiekorrektur erster Ordnung ein Problem d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Störung eines zweifach quasientarteten Systems approximativ behand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e führt zur störungstheoretischen Grundform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erhältmanausdieserGrundformel die Schrödingerscheundwie dieBrillouin- Wigner’sche Störrei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könnte ein Vorteil, worin ein Nachteil der Brillouin-Wigner’schen gegenüber der Schrödingerschen Störungstheorie 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physikalische Problemstellung ist die zeitabhängige Störungsrechnung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en die wesentlichen Unterschiede in der Zielsetzung der zeitunabhängigen und der zeitabhängigen Störungstheor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Vorteile bietet die Dirac-Darstellung für die Entwicklung der zeitabhängigen Störungstheor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Dyson-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ein grobes Kriteriumfür die Anwendbarkeit der zeitabhängigen Störungstheorie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Übergangswahrscheinlichkeit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virtuellen Zwischenzustän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für die Übergangswahrscheinlichkeit erster Ordnung zu bere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Auf welchen Wertebereich der Übergangswahrscheinlichkeit w(1) ae ist die Störungstheorie erster Ordnung beschrän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6.013cm" svg:x="1.4cm" svg:y="-0.416cm" presentation:class="title" presentation:user-transformed="true">
          <draw:text-box>
            <text:p>Von welchen Termen wird die Übergangswahrscheinlichkeit w(1) ae bestimmt, wenn im Zeitintervall 0 ≤ t ≤ ts eine konstante Störung eingeschaltet i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Fermis Goldene Reg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en Gültigkeitsbereich der Goldenen Regel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Zustandsdich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meint man, wenn man sagt, die Übergangswahrscheinlichkeit besitze Resonanzcharakt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Inwiefern lässt sich die Klassische Mechanik als der „h → 0“-Grenzfall der Quantenmechanik interpret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Mit welchem Ansatz für dieWellenfunktion startet dieWKB-Methode? Auf welche Probleme ist sie insbesondere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truktur hat dieWellenfunktion inWKB-Näherung? Wie sieht diese für den Spezialfall eines überall konstanten Potentials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wissen Sie über den Gültigkeitsbereich der WKB-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Bereichen ist die WKB-Lösung auf jeden Fall unbrauch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7.516cm" svg:x="1.4cm" svg:y="-1.168cm" presentation:class="title" presentation:user-transformed="true">
          <draw:text-box>
            <text:p>Warumlassen sich die WKB-Lösungen und ihreAbleitungen aus klassisch verbotenem und klassisch erlaubtem Bereich am klassischen Umkehrpunkt nicht wie üblich stetig aneinander anpas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icht man dennoch beim WKB-Verfahren eine physikalisch überzeugende Anpass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Langer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9.019cm" svg:x="1.4cm" svg:y="-1.919cm" presentation:class="title" presentation:user-transformed="true">
          <draw:text-box>
            <text:p>Bei einem eindimensionalen Potentialproblem gebe es einen unteren und einen oberen klassischen Umkehrpunkt. Aus welcher Beziehung lassen sich in der WKB-Näherung die Energieeigenwerte der gebundenen Zustände bere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In welchem Bezug steht die semiklassische Bohr-Sommerfeld’sche Quantisierungsregel zurWKB-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ie allgemein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r Zusammenhang besteht zwischen der allgemeinen und der sphärischen Bessel’schen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19T10:22:37.473000000</dc:date>
    <meta:document-statistic meta:object-count="305"/>
  </office:meta>
</office:document-meta>
</file>